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dii_of_gyration_saved_2" table:style-name="ta1">
        <table:shapes>
          <draw:frame draw:z-index="0" draw:style-name="gr1" draw:text-style-name="P1" svg:width="453.4pt" svg:height="255.26pt" svg:x="234.6pt" svg:y="33.87pt">
            <loext:p draw:notify-on-update-of-ranges="radii_of_gyration_saved_2.A1:radii_of_gyration_saved_2.A483 radii_of_gyration_saved_2.B1:radii_of_gyration_saved_2.B4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2495" calcext:value-type="float">
            <text:p>0.282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2238" calcext:value-type="float">
            <text:p>0.492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0805" calcext:value-type="float">
            <text:p>0.760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258" calcext:value-type="float">
            <text:p>12.3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423" calcext:value-type="float">
            <text:p>11.4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795" calcext:value-type="float">
            <text:p>12.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595" calcext:value-type="float">
            <text:p>2.195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48576" calcext:value-type="float">
            <text:p>7.48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82" calcext:value-type="float">
            <text:p>2.3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7932" calcext:value-type="float">
            <text:p>18.79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9321" calcext:value-type="float">
            <text:p>2.693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7939" calcext:value-type="float">
            <text:p>17.79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25105" calcext:value-type="float">
            <text:p>4.25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5854" calcext:value-type="float">
            <text:p>4.25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4371" calcext:value-type="float">
            <text:p>34.43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3871" calcext:value-type="float">
            <text:p>10.38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7562" calcext:value-type="float">
            <text:p>14.7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3418" calcext:value-type="float">
            <text:p>35.3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8604" calcext:value-type="float">
            <text:p>13.8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094" calcext:value-type="float">
            <text:p>12.6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2638" calcext:value-type="float">
            <text:p>31.26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8939" calcext:value-type="float">
            <text:p>24.89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95441" calcext:value-type="float">
            <text:p>9.954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6806" calcext:value-type="float">
            <text:p>12.68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8439" calcext:value-type="float">
            <text:p>24.84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1352" calcext:value-type="float">
            <text:p>10.13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6037" calcext:value-type="float">
            <text:p>15.6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0491" calcext:value-type="float">
            <text:p>11.04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1383" calcext:value-type="float">
            <text:p>16.13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4663" calcext:value-type="float">
            <text:p>13.4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0098" calcext:value-type="float">
            <text:p>37.00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.2239" calcext:value-type="float">
            <text:p>19.22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.5001" calcext:value-type="float">
            <text:p>20.5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7875" calcext:value-type="float">
            <text:p>14.7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6466" calcext:value-type="float">
            <text:p>11.64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.0521" calcext:value-type="float">
            <text:p>32.05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2465" calcext:value-type="float">
            <text:p>19.24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.8448" calcext:value-type="float">
            <text:p>24.84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.0478" calcext:value-type="float">
            <text:p>21.04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5024" calcext:value-type="float">
            <text:p>17.50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.8003" calcext:value-type="float">
            <text:p>21.80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.0392" calcext:value-type="float">
            <text:p>31.03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2169" calcext:value-type="float">
            <text:p>13.21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0821" calcext:value-type="float">
            <text:p>19.08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4506" calcext:value-type="float">
            <text:p>16.45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1145" calcext:value-type="float">
            <text:p>18.11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1699" calcext:value-type="float">
            <text:p>28.1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.3536" calcext:value-type="float">
            <text:p>24.3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2666" calcext:value-type="float">
            <text:p>11.26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2704" calcext:value-type="float">
            <text:p>23.27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0652" calcext:value-type="float">
            <text:p>18.06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.8321" calcext:value-type="float">
            <text:p>23.83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7614" calcext:value-type="float">
            <text:p>25.76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6083" calcext:value-type="float">
            <text:p>20.6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7925" calcext:value-type="float">
            <text:p>25.79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.7004" calcext:value-type="float">
            <text:p>23.70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6006" calcext:value-type="float">
            <text:p>18.60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.2434" calcext:value-type="float">
            <text:p>20.2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.9205" calcext:value-type="float">
            <text:p>22.92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.2305" calcext:value-type="float">
            <text:p>27.23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5122" calcext:value-type="float">
            <text:p>21.5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313" calcext:value-type="float">
            <text:p>15.3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4977" calcext:value-type="float">
            <text:p>28.49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7904" calcext:value-type="float">
            <text:p>16.79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.1937" calcext:value-type="float">
            <text:p>17.19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0548" calcext:value-type="float">
            <text:p>19.05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9781" calcext:value-type="float">
            <text:p>16.97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6185" calcext:value-type="float">
            <text:p>21.61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5122" calcext:value-type="float">
            <text:p>21.5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.338" calcext:value-type="float">
            <text:p>29.3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6821" calcext:value-type="float">
            <text:p>24.68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.3812" calcext:value-type="float">
            <text:p>16.38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128" calcext:value-type="float">
            <text:p>19.1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1979" calcext:value-type="float">
            <text:p>22.19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.7104" calcext:value-type="float">
            <text:p>17.71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8669" calcext:value-type="float">
            <text:p>23.86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7665" calcext:value-type="float">
            <text:p>21.76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2005" calcext:value-type="float">
            <text:p>20.2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7006" calcext:value-type="float">
            <text:p>19.70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6147" calcext:value-type="float">
            <text:p>23.61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.1753" calcext:value-type="float">
            <text:p>18.17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.7232" calcext:value-type="float">
            <text:p>26.72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.469" calcext:value-type="float">
            <text:p>20.4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.0037" calcext:value-type="float">
            <text:p>30.00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.478" calcext:value-type="float">
            <text:p>23.4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.5118" calcext:value-type="float">
            <text:p>22.5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.0578" calcext:value-type="float">
            <text:p>16.05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.7887" calcext:value-type="float">
            <text:p>23.78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.8703" calcext:value-type="float">
            <text:p>20.87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.2806" calcext:value-type="float">
            <text:p>21.28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.5002" calcext:value-type="float">
            <text:p>24.5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.6586" calcext:value-type="float">
            <text:p>21.65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9308" calcext:value-type="float">
            <text:p>28.93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.7329" calcext:value-type="float">
            <text:p>21.7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4576" calcext:value-type="float">
            <text:p>25.45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.8224" calcext:value-type="float">
            <text:p>24.82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.4714" calcext:value-type="float">
            <text:p>22.4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5355" calcext:value-type="float">
            <text:p>25.53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.1198" calcext:value-type="float">
            <text:p>27.11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759" calcext:value-type="float">
            <text:p>25.7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.7549" calcext:value-type="float">
            <text:p>23.75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.4519" calcext:value-type="float">
            <text:p>20.45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.6424" calcext:value-type="float">
            <text:p>22.64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.6497" calcext:value-type="float">
            <text:p>27.64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6037" calcext:value-type="float">
            <text:p>22.60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.8938" calcext:value-type="float">
            <text:p>27.89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6255" calcext:value-type="float">
            <text:p>23.62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.4054" calcext:value-type="float">
            <text:p>27.40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6875" calcext:value-type="float">
            <text:p>27.68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5299" calcext:value-type="float">
            <text:p>19.52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.1272" calcext:value-type="float">
            <text:p>24.12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.4195" calcext:value-type="float">
            <text:p>29.41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9696" calcext:value-type="float">
            <text:p>24.96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9221" calcext:value-type="float">
            <text:p>20.92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2905" calcext:value-type="float">
            <text:p>26.29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0336" calcext:value-type="float">
            <text:p>20.03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.1873" calcext:value-type="float">
            <text:p>21.18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.9205" calcext:value-type="float">
            <text:p>19.92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.0107" calcext:value-type="float">
            <text:p>22.01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9863" calcext:value-type="float">
            <text:p>21.98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.7903" calcext:value-type="float">
            <text:p>22.79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.2852" calcext:value-type="float">
            <text:p>27.28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8316" calcext:value-type="float">
            <text:p>24.83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.9939" calcext:value-type="float">
            <text:p>27.99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.9746" calcext:value-type="float">
            <text:p>22.97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.5814" calcext:value-type="float">
            <text:p>23.58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9546" calcext:value-type="float">
            <text:p>24.95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.4191" calcext:value-type="float">
            <text:p>24.41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9197" calcext:value-type="float">
            <text:p>23.91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.5709" calcext:value-type="float">
            <text:p>21.57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4436" calcext:value-type="float">
            <text:p>22.44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.4899" calcext:value-type="float">
            <text:p>23.48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0783" calcext:value-type="float">
            <text:p>25.07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.5059" calcext:value-type="float">
            <text:p>23.50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593" calcext:value-type="float">
            <text:p>22.85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0359" calcext:value-type="float">
            <text:p>22.03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1154" calcext:value-type="float">
            <text:p>25.11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.2845" calcext:value-type="float">
            <text:p>24.28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5674" calcext:value-type="float">
            <text:p>25.56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263" calcext:value-type="float">
            <text:p>22.2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9414" calcext:value-type="float">
            <text:p>23.94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.6337" calcext:value-type="float">
            <text:p>26.63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.3514" calcext:value-type="float">
            <text:p>22.35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2327" calcext:value-type="float">
            <text:p>25.23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.9155" calcext:value-type="float">
            <text:p>21.91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.8876" calcext:value-type="float">
            <text:p>19.88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.7436" calcext:value-type="float">
            <text:p>23.7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2354" calcext:value-type="float">
            <text:p>26.23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1175" calcext:value-type="float">
            <text:p>24.1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5264" calcext:value-type="float">
            <text:p>24.52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464" calcext:value-type="float">
            <text:p>24.54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.3926" calcext:value-type="float">
            <text:p>22.39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1287" calcext:value-type="float">
            <text:p>23.12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5482" calcext:value-type="float">
            <text:p>26.54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2289" calcext:value-type="float">
            <text:p>26.22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.9532" calcext:value-type="float">
            <text:p>22.95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.6485" calcext:value-type="float">
            <text:p>27.64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.6816" calcext:value-type="float">
            <text:p>22.68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0607" calcext:value-type="float">
            <text:p>25.06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7.4043" calcext:value-type="float">
            <text:p>27.40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.581" calcext:value-type="float">
            <text:p>24.5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.4533" calcext:value-type="float">
            <text:p>24.45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.4731" calcext:value-type="float">
            <text:p>23.47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9485" calcext:value-type="float">
            <text:p>26.94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.4593" calcext:value-type="float">
            <text:p>24.45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.0442" calcext:value-type="float">
            <text:p>28.04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.1504" calcext:value-type="float">
            <text:p>24.15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.7824" calcext:value-type="float">
            <text:p>24.7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4956" calcext:value-type="float">
            <text:p>25.49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1533" calcext:value-type="float">
            <text:p>25.15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.9422" calcext:value-type="float">
            <text:p>24.94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.8372" calcext:value-type="float">
            <text:p>24.83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0597" calcext:value-type="float">
            <text:p>26.05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3183" calcext:value-type="float">
            <text:p>24.31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.5602" calcext:value-type="float">
            <text:p>24.56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.4797" calcext:value-type="float">
            <text:p>23.47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.8273" calcext:value-type="float">
            <text:p>23.82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.1264" calcext:value-type="float">
            <text:p>23.12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6088" calcext:value-type="float">
            <text:p>25.60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.9849" calcext:value-type="float">
            <text:p>23.98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.6433" calcext:value-type="float">
            <text:p>23.64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.9797" calcext:value-type="float">
            <text:p>26.97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7419" calcext:value-type="float">
            <text:p>25.74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.8944" calcext:value-type="float">
            <text:p>22.89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4764" calcext:value-type="float">
            <text:p>25.47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1264" calcext:value-type="float">
            <text:p>25.12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.5214" calcext:value-type="float">
            <text:p>24.52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.2132" calcext:value-type="float">
            <text:p>24.21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0976" calcext:value-type="float">
            <text:p>25.09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.8173" calcext:value-type="float">
            <text:p>23.81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.237" calcext:value-type="float">
            <text:p>24.2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6259" calcext:value-type="float">
            <text:p>25.62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.3996" calcext:value-type="float">
            <text:p>23.39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.6844" calcext:value-type="float">
            <text:p>24.68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7571" calcext:value-type="float">
            <text:p>25.7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.508" calcext:value-type="float">
            <text:p>23.5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.7194" calcext:value-type="float">
            <text:p>24.71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9633" calcext:value-type="float">
            <text:p>25.96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6065" calcext:value-type="float">
            <text:p>25.60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.3001" calcext:value-type="float">
            <text:p>23.3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.2046" calcext:value-type="float">
            <text:p>24.2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1534" calcext:value-type="float">
            <text:p>25.15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.3357" calcext:value-type="float">
            <text:p>26.33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.2476" calcext:value-type="float">
            <text:p>23.24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6158" calcext:value-type="float">
            <text:p>25.61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.8546" calcext:value-type="float">
            <text:p>23.85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.6933" calcext:value-type="float">
            <text:p>23.69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0475" calcext:value-type="float">
            <text:p>26.04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.3647" calcext:value-type="float">
            <text:p>24.36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.2746" calcext:value-type="float">
            <text:p>24.27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.1134" calcext:value-type="float">
            <text:p>24.11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6888" calcext:value-type="float">
            <text:p>25.68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3984" calcext:value-type="float">
            <text:p>25.39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.9098" calcext:value-type="float">
            <text:p>26.90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2472" calcext:value-type="float">
            <text:p>25.24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.8106" calcext:value-type="float">
            <text:p>24.81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.5161" calcext:value-type="float">
            <text:p>24.51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1717" calcext:value-type="float">
            <text:p>25.17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.1234" calcext:value-type="float">
            <text:p>26.12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0569" calcext:value-type="float">
            <text:p>25.05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1514" calcext:value-type="float">
            <text:p>25.15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.5498" calcext:value-type="float">
            <text:p>26.54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.1647" calcext:value-type="float">
            <text:p>26.16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1612" calcext:value-type="float">
            <text:p>25.16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.7239" calcext:value-type="float">
            <text:p>24.72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.9994" calcext:value-type="float">
            <text:p>24.99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.3653" calcext:value-type="float">
            <text:p>24.36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.8506" calcext:value-type="float">
            <text:p>24.85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.7496" calcext:value-type="float">
            <text:p>23.74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.1959" calcext:value-type="float">
            <text:p>24.19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.8198" calcext:value-type="float">
            <text:p>23.81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.5144" calcext:value-type="float">
            <text:p>24.51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6619" calcext:value-type="float">
            <text:p>25.66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4406" calcext:value-type="float">
            <text:p>25.44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.3686" calcext:value-type="float">
            <text:p>23.368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4452" calcext:value-type="float">
            <text:p>25.44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5047" calcext:value-type="float">
            <text:p>25.50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3308" calcext:value-type="float">
            <text:p>25.33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.5262" calcext:value-type="float">
            <text:p>24.526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.6067" calcext:value-type="float">
            <text:p>24.60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.6789" calcext:value-type="float">
            <text:p>23.67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8334" calcext:value-type="float">
            <text:p>25.83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.372" calcext:value-type="float">
            <text:p>23.3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.5674" calcext:value-type="float">
            <text:p>24.56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.806" calcext:value-type="float">
            <text:p>24.8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0461" calcext:value-type="float">
            <text:p>25.04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.761" calcext:value-type="float">
            <text:p>23.7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1188" calcext:value-type="float">
            <text:p>25.11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.9664" calcext:value-type="float">
            <text:p>24.96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.1103" calcext:value-type="float">
            <text:p>24.11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.7277" calcext:value-type="float">
            <text:p>24.72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2935" calcext:value-type="float">
            <text:p>25.29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5031" calcext:value-type="float">
            <text:p>24.50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3861" calcext:value-type="float">
            <text:p>25.38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6154" calcext:value-type="float">
            <text:p>25.61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.7785" calcext:value-type="float">
            <text:p>24.77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1448" calcext:value-type="float">
            <text:p>25.14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.8738" calcext:value-type="float">
            <text:p>24.87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0631" calcext:value-type="float">
            <text:p>25.06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.612" calcext:value-type="float">
            <text:p>24.6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.7912" calcext:value-type="float">
            <text:p>23.79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4696" calcext:value-type="float">
            <text:p>25.46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.6153" calcext:value-type="float">
            <text:p>23.61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2433" calcext:value-type="float">
            <text:p>25.24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2447" calcext:value-type="float">
            <text:p>25.24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.4671" calcext:value-type="float">
            <text:p>24.46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.7431" calcext:value-type="float">
            <text:p>24.74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1522" calcext:value-type="float">
            <text:p>25.15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.7176" calcext:value-type="float">
            <text:p>24.71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.7164" calcext:value-type="float">
            <text:p>23.71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.001" calcext:value-type="float">
            <text:p>24.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1721" calcext:value-type="float">
            <text:p>25.17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3587" calcext:value-type="float">
            <text:p>25.35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.5709" calcext:value-type="float">
            <text:p>24.57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0082" calcext:value-type="float">
            <text:p>25.00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4.9779" calcext:value-type="float">
            <text:p>24.97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.3606" calcext:value-type="float">
            <text:p>24.36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.9868" calcext:value-type="float">
            <text:p>24.98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4794" calcext:value-type="float">
            <text:p>25.47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.7877" calcext:value-type="float">
            <text:p>24.78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.1628" calcext:value-type="float">
            <text:p>24.16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.1067" calcext:value-type="float">
            <text:p>24.10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.7375" calcext:value-type="float">
            <text:p>24.73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299" calcext:value-type="float">
            <text:p>25.2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3091" calcext:value-type="float">
            <text:p>25.30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.6487" calcext:value-type="float">
            <text:p>24.64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3218" calcext:value-type="float">
            <text:p>25.32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.9477" calcext:value-type="float">
            <text:p>24.94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4334" calcext:value-type="float">
            <text:p>25.43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0279" calcext:value-type="float">
            <text:p>25.027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5334" calcext:value-type="float">
            <text:p>25.53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.2518" calcext:value-type="float">
            <text:p>24.25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.1452" calcext:value-type="float">
            <text:p>24.14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2712" calcext:value-type="float">
            <text:p>25.27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.8634" calcext:value-type="float">
            <text:p>24.863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.6227" calcext:value-type="float">
            <text:p>24.62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.6451" calcext:value-type="float">
            <text:p>24.64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084" calcext:value-type="float">
            <text:p>25.08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.4564" calcext:value-type="float">
            <text:p>24.456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.8579" calcext:value-type="float">
            <text:p>23.85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6576" calcext:value-type="float">
            <text:p>25.65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1703" calcext:value-type="float">
            <text:p>25.17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7799" calcext:value-type="float">
            <text:p>25.77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.6289" calcext:value-type="float">
            <text:p>24.628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16" calcext:value-type="float">
            <text:p>25.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1921" calcext:value-type="float">
            <text:p>25.19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5994" calcext:value-type="float">
            <text:p>25.59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.8631" calcext:value-type="float">
            <text:p>24.863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1071" calcext:value-type="float">
            <text:p>25.10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.9283" calcext:value-type="float">
            <text:p>24.92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.9857" calcext:value-type="float">
            <text:p>23.98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0182" calcext:value-type="float">
            <text:p>25.01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2099" calcext:value-type="float">
            <text:p>25.20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.7205" calcext:value-type="float">
            <text:p>24.72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4793" calcext:value-type="float">
            <text:p>24.479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4.4056" calcext:value-type="float">
            <text:p>24.40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6077" calcext:value-type="float">
            <text:p>25.60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5558" calcext:value-type="float">
            <text:p>25.55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.7266" calcext:value-type="float">
            <text:p>24.72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357" calcext:value-type="float">
            <text:p>25.3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.7345" calcext:value-type="float">
            <text:p>24.73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1098" calcext:value-type="float">
            <text:p>25.10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.9805" calcext:value-type="float">
            <text:p>24.98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5081" calcext:value-type="float">
            <text:p>25.50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.0909" calcext:value-type="float">
            <text:p>26.09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.9268" calcext:value-type="float">
            <text:p>24.92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.2576" calcext:value-type="float">
            <text:p>24.257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.1202" calcext:value-type="float">
            <text:p>26.12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.556" calcext:value-type="float">
            <text:p>24.5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.6999" calcext:value-type="float">
            <text:p>24.699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.6345" calcext:value-type="float">
            <text:p>24.63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.1918" calcext:value-type="float">
            <text:p>24.19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0317" calcext:value-type="float">
            <text:p>25.03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2655" calcext:value-type="float">
            <text:p>25.265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5532" calcext:value-type="float">
            <text:p>25.55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6896" calcext:value-type="float">
            <text:p>24.68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.8562" calcext:value-type="float">
            <text:p>24.85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.7713" calcext:value-type="float">
            <text:p>24.77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5795" calcext:value-type="float">
            <text:p>25.579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.8668" calcext:value-type="float">
            <text:p>24.86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8843" calcext:value-type="float">
            <text:p>25.88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2128" calcext:value-type="float">
            <text:p>25.21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6066" calcext:value-type="float">
            <text:p>25.60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.9695" calcext:value-type="float">
            <text:p>24.969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2333" calcext:value-type="float">
            <text:p>25.23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.6309" calcext:value-type="float">
            <text:p>24.63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274" calcext:value-type="float">
            <text:p>25.2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283" calcext:value-type="float">
            <text:p>25.2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824" calcext:value-type="float">
            <text:p>25.48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1925" calcext:value-type="float">
            <text:p>25.19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5661" calcext:value-type="float">
            <text:p>24.56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.8438" calcext:value-type="float">
            <text:p>24.84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2701" calcext:value-type="float">
            <text:p>25.27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.6533" calcext:value-type="float">
            <text:p>24.65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.5423" calcext:value-type="float">
            <text:p>24.54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303" calcext:value-type="float">
            <text:p>25.3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6916" calcext:value-type="float">
            <text:p>25.69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2992" calcext:value-type="float">
            <text:p>25.29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.6239" calcext:value-type="float">
            <text:p>24.62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.9743" calcext:value-type="float">
            <text:p>24.97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1696" calcext:value-type="float">
            <text:p>25.16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0018" calcext:value-type="float">
            <text:p>25.0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2816" calcext:value-type="float">
            <text:p>25.28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4877" calcext:value-type="float">
            <text:p>25.487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.8819" calcext:value-type="float">
            <text:p>24.88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.9412" calcext:value-type="float">
            <text:p>24.94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.7834" calcext:value-type="float">
            <text:p>24.783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.606" calcext:value-type="float">
            <text:p>24.6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.7872" calcext:value-type="float">
            <text:p>24.78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0982" calcext:value-type="float">
            <text:p>25.09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0539" calcext:value-type="float">
            <text:p>25.05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3344" calcext:value-type="float">
            <text:p>25.33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.2584" calcext:value-type="float">
            <text:p>24.25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5499" calcext:value-type="float">
            <text:p>25.54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4747" calcext:value-type="float">
            <text:p>25.47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031" calcext:value-type="float">
            <text:p>25.0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.7294" calcext:value-type="float">
            <text:p>24.729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.6804" calcext:value-type="float">
            <text:p>24.68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.6926" calcext:value-type="float">
            <text:p>24.692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0884" calcext:value-type="float">
            <text:p>25.088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4301" calcext:value-type="float">
            <text:p>25.43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4906" calcext:value-type="float">
            <text:p>25.49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1297" calcext:value-type="float">
            <text:p>25.129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.8772" calcext:value-type="float">
            <text:p>24.877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2774" calcext:value-type="float">
            <text:p>25.277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.7183" calcext:value-type="float">
            <text:p>24.718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2898" calcext:value-type="float">
            <text:p>25.28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.9906" calcext:value-type="float">
            <text:p>24.99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.4778" calcext:value-type="float">
            <text:p>24.477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3468" calcext:value-type="float">
            <text:p>25.34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415" calcext:value-type="float">
            <text:p>25.4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7372" calcext:value-type="float">
            <text:p>25.73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.7176" calcext:value-type="float">
            <text:p>24.717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4.7674" calcext:value-type="float">
            <text:p>24.767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586" calcext:value-type="float">
            <text:p>25.5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.4662" calcext:value-type="float">
            <text:p>24.466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.5879" calcext:value-type="float">
            <text:p>24.58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.3281" calcext:value-type="float">
            <text:p>24.32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.6095" calcext:value-type="float">
            <text:p>24.60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.9879" calcext:value-type="float">
            <text:p>24.987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.9603" calcext:value-type="float">
            <text:p>24.960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.9596" calcext:value-type="float">
            <text:p>24.959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0652" calcext:value-type="float">
            <text:p>25.065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2463" calcext:value-type="float">
            <text:p>25.24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4811" calcext:value-type="float">
            <text:p>25.48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5765" calcext:value-type="float">
            <text:p>25.57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.344" calcext:value-type="float">
            <text:p>24.3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3306" calcext:value-type="float">
            <text:p>25.33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.6052" calcext:value-type="float">
            <text:p>24.60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0272" calcext:value-type="float">
            <text:p>25.027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.8263" calcext:value-type="float">
            <text:p>24.82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7511" calcext:value-type="float">
            <text:p>24.75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1502" calcext:value-type="float">
            <text:p>25.150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9262" calcext:value-type="float">
            <text:p>24.926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2624" calcext:value-type="float">
            <text:p>25.26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.8906" calcext:value-type="float">
            <text:p>24.890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0502" calcext:value-type="float">
            <text:p>25.05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.447" calcext:value-type="float">
            <text:p>24.4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.8213" calcext:value-type="float">
            <text:p>24.82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2874" calcext:value-type="float">
            <text:p>25.287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.838" calcext:value-type="float">
            <text:p>24.83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.769" calcext:value-type="float">
            <text:p>24.76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.9574" calcext:value-type="float">
            <text:p>24.95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.5803" calcext:value-type="float">
            <text:p>24.580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.5115" calcext:value-type="float">
            <text:p>24.51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3463" calcext:value-type="float">
            <text:p>25.346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104" calcext:value-type="float">
            <text:p>25.10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.9087" calcext:value-type="float">
            <text:p>24.90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.9702" calcext:value-type="float">
            <text:p>24.970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0987" calcext:value-type="float">
            <text:p>25.09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021" calcext:value-type="float">
            <text:p>25.0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288" calcext:value-type="float">
            <text:p>25.28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5208" calcext:value-type="float">
            <text:p>25.52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0846" calcext:value-type="float">
            <text:p>25.08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4493" calcext:value-type="float">
            <text:p>25.44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4.9618" calcext:value-type="float">
            <text:p>24.96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.6737" calcext:value-type="float">
            <text:p>24.673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.5641" calcext:value-type="float">
            <text:p>24.564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.9645" calcext:value-type="float">
            <text:p>24.96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.4082" calcext:value-type="float">
            <text:p>24.408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.7604" calcext:value-type="float">
            <text:p>24.76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.8066" calcext:value-type="float">
            <text:p>24.80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2217" calcext:value-type="float">
            <text:p>25.22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4.6817" calcext:value-type="float">
            <text:p>24.68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.8539" calcext:value-type="float">
            <text:p>24.85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271" calcext:value-type="float">
            <text:p>25.2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1058" calcext:value-type="float">
            <text:p>25.10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.787" calcext:value-type="float">
            <text:p>24.7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.8499" calcext:value-type="float">
            <text:p>24.849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.9907" calcext:value-type="float">
            <text:p>24.990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2817" calcext:value-type="float">
            <text:p>25.28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.9349" calcext:value-type="float">
            <text:p>24.93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1977" calcext:value-type="float">
            <text:p>25.197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4078" calcext:value-type="float">
            <text:p>25.40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4.495" calcext:value-type="float">
            <text:p>24.49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.771" calcext:value-type="float">
            <text:p>24.77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.7886" calcext:value-type="float">
            <text:p>24.788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.9642" calcext:value-type="float">
            <text:p>24.96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387" calcext:value-type="float">
            <text:p>24.938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.9977" calcext:value-type="float">
            <text:p>24.99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.9224" calcext:value-type="float">
            <text:p>24.92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3336" calcext:value-type="float">
            <text:p>25.33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.8451" calcext:value-type="float">
            <text:p>24.84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.8103" calcext:value-type="float">
            <text:p>24.81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0245" calcext:value-type="float">
            <text:p>25.024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0197" calcext:value-type="float">
            <text:p>25.01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.8791" calcext:value-type="float">
            <text:p>24.87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0134" calcext:value-type="float">
            <text:p>25.013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0766" calcext:value-type="float">
            <text:p>25.076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.5471" calcext:value-type="float">
            <text:p>24.547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.8992" calcext:value-type="float">
            <text:p>24.89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.6526" calcext:value-type="float">
            <text:p>24.65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0085" calcext:value-type="float">
            <text:p>25.00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.7441" calcext:value-type="float">
            <text:p>24.744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1272" calcext:value-type="float">
            <text:p>25.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00:46:26.290000000</dc:date>
    <meta:editing-duration>PT3M45S</meta:editing-duration>
    <meta:editing-cycles>1</meta:editing-cycles>
    <meta:document-statistic meta:table-count="1" meta:cell-count="966" meta:object-count="1"/>
    <meta:generator>LibreOffice/5.2.3.3$Windows_X86_64 LibreOffice_project/d54a8868f08a7b39642414cf2c8ef2f228f780c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3.144cm" svg:y="4.204cm" style:legend-expansion="high" chart:style-name="ch2"/>
        <chart:plot-area chart:style-name="ch3" table:cell-range-address="radii_of_gyration_saved_2.A1:radii_of_gyration_saved_2.B483" svg:x="0.319cm" svg:y="0.18cm" svg:width="12.506cm" svg:height="8.646cm">
          <chartooo:coordinate-region svg:x="0.94cm" svg:y="0.379cm" svg:width="11.6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dii_of_gyration_saved_2.B1:radii_of_gyration_saved_2.B483" chart:class="chart:scatter">
            <chart:domain table:cell-range-address="radii_of_gyration_saved_2.A1:radii_of_gyration_saved_2.A483"/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adii_of_gyration_saved_2.A1:radii_of_gyration_saved_2.A483</svg:desc>
                </draw:g>
              </table:table-cell>
              <table:table-cell office:value-type="float" office:value="0">
                <text:p>0</text:p>
                <draw:g>
                  <svg:desc>radii_of_gyration_saved_2.B1:radii_of_gyration_saved_2.B4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2495">
                <text:p>0.282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92238">
                <text:p>0.492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0805">
                <text:p>0.760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3258">
                <text:p>12.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423">
                <text:p>11.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795">
                <text:p>12.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595">
                <text:p>2.19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48576">
                <text:p>7.48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3582">
                <text:p>2.3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.7932">
                <text:p>18.7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69321">
                <text:p>2.69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7939">
                <text:p>17.7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25105">
                <text:p>4.25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25854">
                <text:p>4.25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.4371">
                <text:p>34.4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3871">
                <text:p>10.3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7562">
                <text:p>14.7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.3418">
                <text:p>35.3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8604">
                <text:p>13.8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6094">
                <text:p>12.6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2638">
                <text:p>31.2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.8939">
                <text:p>24.8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95441">
                <text:p>9.95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6806">
                <text:p>12.6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.8439">
                <text:p>24.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1352">
                <text:p>10.1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6037">
                <text:p>15.6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0491">
                <text:p>11.0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1383">
                <text:p>16.1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4663">
                <text:p>13.4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7.0098">
                <text:p>37.0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9.2239">
                <text:p>19.2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5001">
                <text:p>20.5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7875">
                <text:p>14.7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6466">
                <text:p>11.6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2.0521">
                <text:p>32.0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.2465">
                <text:p>19.2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8448">
                <text:p>24.8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.0478">
                <text:p>21.0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7.5024">
                <text:p>17.5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.0392">
                <text:p>31.0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.2169">
                <text:p>13.2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0821">
                <text:p>19.0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.4506">
                <text:p>16.4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8.1145">
                <text:p>18.1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.1699">
                <text:p>28.1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4.3536">
                <text:p>24.3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2666">
                <text:p>11.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.2704">
                <text:p>23.27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8.0652">
                <text:p>18.0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.8321">
                <text:p>23.8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.7614">
                <text:p>25.7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.6083">
                <text:p>20.6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.7925">
                <text:p>25.7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.7004">
                <text:p>23.7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.6006">
                <text:p>18.6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.2434">
                <text:p>20.24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2.9205">
                <text:p>22.9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.2305">
                <text:p>27.2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.5122">
                <text:p>21.5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313">
                <text:p>15.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.4977">
                <text:p>28.4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.7904">
                <text:p>16.7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.1937">
                <text:p>17.1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.0548">
                <text:p>19.0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9781">
                <text:p>16.97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.6185">
                <text:p>21.6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.5122">
                <text:p>21.5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.338">
                <text:p>29.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4.6821">
                <text:p>24.68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.3812">
                <text:p>16.3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.128">
                <text:p>19.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.1979">
                <text:p>22.1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7.7104">
                <text:p>17.7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3.8669">
                <text:p>23.8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1.7665">
                <text:p>21.76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.2005">
                <text:p>20.2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9.7006">
                <text:p>19.7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.6147">
                <text:p>23.6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.1753">
                <text:p>18.1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6.7232">
                <text:p>26.7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.469">
                <text:p>20.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0.0037">
                <text:p>30.0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3.478">
                <text:p>23.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.5118">
                <text:p>22.5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.0578">
                <text:p>16.05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.7887">
                <text:p>23.7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.8703">
                <text:p>20.8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.2806">
                <text:p>21.2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4.5002">
                <text:p>24.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.6586">
                <text:p>21.6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8.9308">
                <text:p>28.9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.7329">
                <text:p>21.7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5.4576">
                <text:p>25.4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4.8224">
                <text:p>24.8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.4714">
                <text:p>22.4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.5355">
                <text:p>25.5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7.1198">
                <text:p>27.11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5.759">
                <text:p>25.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3.7549">
                <text:p>23.75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.4519">
                <text:p>20.4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.6424">
                <text:p>22.6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7.6497">
                <text:p>27.64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.6037">
                <text:p>22.6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7.8938">
                <text:p>27.8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.6255">
                <text:p>23.6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7.4054">
                <text:p>27.4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7.6875">
                <text:p>27.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9.5299">
                <text:p>19.5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4.1272">
                <text:p>24.1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9.4195">
                <text:p>29.4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.9696">
                <text:p>24.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0.9221">
                <text:p>20.9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6.2905">
                <text:p>26.2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.0336">
                <text:p>20.03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.1873">
                <text:p>21.18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9.9205">
                <text:p>19.9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2.0107">
                <text:p>22.0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.9863">
                <text:p>21.98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2.7903">
                <text:p>22.7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7.2852">
                <text:p>27.2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.8316">
                <text:p>24.8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7.9939">
                <text:p>27.9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2.9746">
                <text:p>22.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3.5814">
                <text:p>23.58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.9546">
                <text:p>24.9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4.4191">
                <text:p>24.4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3.9197">
                <text:p>23.91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.5709">
                <text:p>21.57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2.4436">
                <text:p>22.4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3.4899">
                <text:p>23.48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5.0783">
                <text:p>25.0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.5059">
                <text:p>23.5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2.8593">
                <text:p>22.8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2.0359">
                <text:p>22.03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5.1154">
                <text:p>25.1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.2845">
                <text:p>24.28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5.5674">
                <text:p>25.56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.263">
                <text:p>22.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3.9414">
                <text:p>23.94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6.6337">
                <text:p>26.63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2.3514">
                <text:p>22.3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.2327">
                <text:p>25.2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.9155">
                <text:p>21.9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.8876">
                <text:p>19.8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3.7436">
                <text:p>23.7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6.2354">
                <text:p>26.23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4.1175">
                <text:p>24.11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4.5264">
                <text:p>24.5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4.5464">
                <text:p>24.5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2.3926">
                <text:p>22.3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3.1287">
                <text:p>23.12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6.5482">
                <text:p>26.54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6.2289">
                <text:p>26.2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.9532">
                <text:p>22.95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7.6485">
                <text:p>27.64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2.6816">
                <text:p>22.68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5.0607">
                <text:p>25.06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7.4043">
                <text:p>27.4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4.581">
                <text:p>24.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4.4533">
                <text:p>24.45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.4731">
                <text:p>23.4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6.9485">
                <text:p>26.94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.4593">
                <text:p>24.4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8.0442">
                <text:p>28.04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4.1504">
                <text:p>24.1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4.7824">
                <text:p>24.78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5.4956">
                <text:p>25.49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5.1533">
                <text:p>25.15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4.9422">
                <text:p>24.9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4.8372">
                <text:p>24.83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6.0597">
                <text:p>26.05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4.3183">
                <text:p>24.31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4.5602">
                <text:p>24.56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3.4797">
                <text:p>23.4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3.8273">
                <text:p>23.8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3.1264">
                <text:p>23.1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5.6088">
                <text:p>25.60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3.9849">
                <text:p>23.9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3.6433">
                <text:p>23.64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6.9797">
                <text:p>26.97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5.7419">
                <text:p>25.74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.8944">
                <text:p>22.8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5.4764">
                <text:p>25.4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5.1264">
                <text:p>25.1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4.5214">
                <text:p>24.5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4.2132">
                <text:p>24.21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5.0976">
                <text:p>25.0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.8173">
                <text:p>23.8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4.237">
                <text:p>24.2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5.6259">
                <text:p>25.6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3.3996">
                <text:p>23.3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4.6844">
                <text:p>24.6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5.7571">
                <text:p>25.7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3.508">
                <text:p>23.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4.7194">
                <text:p>24.7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.9633">
                <text:p>25.96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5.6065">
                <text:p>25.6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3.3001">
                <text:p>23.3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4.2046">
                <text:p>24.2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5.1534">
                <text:p>25.15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6.3357">
                <text:p>26.33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3.2476">
                <text:p>23.24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5.6158">
                <text:p>25.61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3.8546">
                <text:p>23.8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3.6933">
                <text:p>23.6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6.0475">
                <text:p>26.04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4.3647">
                <text:p>24.36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4.2746">
                <text:p>24.2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4.1134">
                <text:p>24.11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5.6888">
                <text:p>25.6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5.3984">
                <text:p>25.39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6.9098">
                <text:p>26.9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5.2472">
                <text:p>25.24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4.8106">
                <text:p>24.8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4.5161">
                <text:p>24.5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5.1717">
                <text:p>25.17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6.1234">
                <text:p>26.12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5.0569">
                <text:p>25.05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5.1514">
                <text:p>25.15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6.5498">
                <text:p>26.54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6.1647">
                <text:p>26.16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5.1612">
                <text:p>25.16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4.7239">
                <text:p>24.72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4.9994">
                <text:p>24.9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4.3653">
                <text:p>24.36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4.8506">
                <text:p>24.8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3.7496">
                <text:p>23.7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4.1959">
                <text:p>24.1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.8198">
                <text:p>23.81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4.5144">
                <text:p>24.5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5.6619">
                <text:p>25.66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5.4406">
                <text:p>25.4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.3686">
                <text:p>23.36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5.4452">
                <text:p>25.44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5.5047">
                <text:p>25.5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5.3308">
                <text:p>25.33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.5262">
                <text:p>24.52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.6067">
                <text:p>24.6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.6789">
                <text:p>23.67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5.8334">
                <text:p>25.8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.372">
                <text:p>23.3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.5674">
                <text:p>24.56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.806">
                <text:p>24.8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.0461">
                <text:p>25.04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.761">
                <text:p>23.7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.1188">
                <text:p>25.11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.9664">
                <text:p>24.96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.1103">
                <text:p>24.11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.7277">
                <text:p>24.72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.2935">
                <text:p>25.29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4.5031">
                <text:p>24.5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5.3861">
                <text:p>25.38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.6154">
                <text:p>25.61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4.7785">
                <text:p>24.77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5.1448">
                <text:p>25.1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4.8738">
                <text:p>24.87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5.0631">
                <text:p>25.06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4.612">
                <text:p>24.6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3.7912">
                <text:p>23.79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5.4696">
                <text:p>25.46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3.6153">
                <text:p>23.61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5.2433">
                <text:p>25.24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5.2447">
                <text:p>25.2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4.4671">
                <text:p>24.46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4.7431">
                <text:p>24.74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5.1522">
                <text:p>25.15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4.7176">
                <text:p>24.7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3.7164">
                <text:p>23.71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4.001">
                <text:p>24.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5.1721">
                <text:p>25.1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5.3587">
                <text:p>25.3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4.5709">
                <text:p>24.57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5.0082">
                <text:p>25.00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4.9779">
                <text:p>24.97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4.3606">
                <text:p>24.36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4.9868">
                <text:p>24.98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5.4794">
                <text:p>25.47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4.7877">
                <text:p>24.78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4.1628">
                <text:p>24.16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4.1067">
                <text:p>24.1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4.7375">
                <text:p>24.7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5.299">
                <text:p>25.2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5.3091">
                <text:p>25.30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4.6487">
                <text:p>24.64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5.3218">
                <text:p>25.32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4.9477">
                <text:p>24.9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5.4334">
                <text:p>25.43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5.0279">
                <text:p>25.02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5.5334">
                <text:p>25.53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4.2518">
                <text:p>24.25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4.1452">
                <text:p>24.14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5.2712">
                <text:p>25.27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4.8634">
                <text:p>24.86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4.6227">
                <text:p>24.62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4.6451">
                <text:p>24.64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5.084">
                <text:p>25.0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4.4564">
                <text:p>24.45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3.8579">
                <text:p>23.8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5.6576">
                <text:p>25.65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5.1703">
                <text:p>25.17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5.7799">
                <text:p>25.77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4.6289">
                <text:p>24.62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5.1921">
                <text:p>25.19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5.5994">
                <text:p>25.59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4.8631">
                <text:p>24.86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5.1071">
                <text:p>25.10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4.9283">
                <text:p>24.92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3.9857">
                <text:p>23.98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5.0182">
                <text:p>25.01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5.2099">
                <text:p>25.20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4.7205">
                <text:p>24.72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4.4793">
                <text:p>24.47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4.4056">
                <text:p>24.40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5.6077">
                <text:p>25.60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5.5558">
                <text:p>25.55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4.7266">
                <text:p>24.72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5.357">
                <text:p>25.3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4.7345">
                <text:p>24.73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5.1098">
                <text:p>25.10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4.9805">
                <text:p>24.98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5.5081">
                <text:p>25.50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6.0909">
                <text:p>26.09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4.9268">
                <text:p>24.92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4.2576">
                <text:p>24.25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6.1202">
                <text:p>26.12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4.556">
                <text:p>24.5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4.6999">
                <text:p>24.6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4.6345">
                <text:p>24.63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4.1918">
                <text:p>24.19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5.0317">
                <text:p>25.0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5.2655">
                <text:p>25.26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5.5532">
                <text:p>25.55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4.6896">
                <text:p>24.68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4.8562">
                <text:p>24.85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4.7713">
                <text:p>24.77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5.5795">
                <text:p>25.57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4.8668">
                <text:p>24.86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5.8843">
                <text:p>25.88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5.2128">
                <text:p>25.21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5.6066">
                <text:p>25.60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4.9695">
                <text:p>24.96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5.2333">
                <text:p>25.2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4.6309">
                <text:p>24.63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5.274">
                <text:p>25.2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5.283">
                <text:p>25.2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5.4824">
                <text:p>25.48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5.1925">
                <text:p>25.19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4.5661">
                <text:p>24.56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4.8438">
                <text:p>24.84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5.2701">
                <text:p>25.27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4.6533">
                <text:p>24.65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4.5423">
                <text:p>24.5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5.303">
                <text:p>25.3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5.6916">
                <text:p>25.69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5.2992">
                <text:p>25.29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4.6239">
                <text:p>24.62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4.9743">
                <text:p>24.97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5.1696">
                <text:p>25.16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5.0018">
                <text:p>25.0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5.2816">
                <text:p>25.28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5.4877">
                <text:p>25.48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4.8819">
                <text:p>24.88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4.9412">
                <text:p>24.94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4.7834">
                <text:p>24.78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4.606">
                <text:p>24.6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4.7872">
                <text:p>24.78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5.0982">
                <text:p>25.09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5.0539">
                <text:p>25.05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5.3344">
                <text:p>25.33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4.2584">
                <text:p>24.25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5.5499">
                <text:p>25.54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5.4747">
                <text:p>25.47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5.031">
                <text:p>25.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4.7294">
                <text:p>24.7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4.6804">
                <text:p>24.68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4.6926">
                <text:p>24.69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5.0884">
                <text:p>25.08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5.4301">
                <text:p>25.43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5.4906">
                <text:p>25.49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5.1297">
                <text:p>25.12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4.8772">
                <text:p>24.87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5.2774">
                <text:p>25.27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4.7183">
                <text:p>24.71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5.2898">
                <text:p>25.28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4.9906">
                <text:p>24.99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4.4778">
                <text:p>24.47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5.3468">
                <text:p>25.34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5.415">
                <text:p>25.4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5.7372">
                <text:p>25.73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4.7176">
                <text:p>24.7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4.7674">
                <text:p>24.76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5.586">
                <text:p>25.5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4.4662">
                <text:p>24.46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4.5879">
                <text:p>24.58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4.3281">
                <text:p>24.32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4.6095">
                <text:p>24.60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4.9879">
                <text:p>24.98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4.9603">
                <text:p>24.96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4.9596">
                <text:p>24.95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5.0652">
                <text:p>25.06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5.2463">
                <text:p>25.24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5.4811">
                <text:p>25.48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5.5765">
                <text:p>25.57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4.344">
                <text:p>24.3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5.3306">
                <text:p>25.33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4.6052">
                <text:p>24.60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4.8263">
                <text:p>24.82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4.7511">
                <text:p>24.75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5.1502">
                <text:p>25.15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4.9262">
                <text:p>24.92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5.2624">
                <text:p>25.26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4.8906">
                <text:p>24.89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5.0502">
                <text:p>25.05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4.447">
                <text:p>24.4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4.8213">
                <text:p>24.82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5.2874">
                <text:p>25.28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4.838">
                <text:p>24.8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4.769">
                <text:p>24.7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4.9574">
                <text:p>24.95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4.5803">
                <text:p>24.58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4.5115">
                <text:p>24.51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5.3463">
                <text:p>25.34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5.104">
                <text:p>25.1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4.9087">
                <text:p>24.90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4.9702">
                <text:p>24.97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5.0987">
                <text:p>25.09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5.021">
                <text:p>25.0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5.288">
                <text:p>25.2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5.5208">
                <text:p>25.52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5.0846">
                <text:p>25.08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5.4493">
                <text:p>25.44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4.9618">
                <text:p>24.96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4.6737">
                <text:p>24.6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4.5641">
                <text:p>24.56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4.9645">
                <text:p>24.96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4.4082">
                <text:p>24.40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4.7604">
                <text:p>24.76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4.8066">
                <text:p>24.80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5.2217">
                <text:p>25.22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4.6817">
                <text:p>24.68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4.8539">
                <text:p>24.85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5.271">
                <text:p>25.2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5.1058">
                <text:p>25.1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4.787">
                <text:p>24.7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4.8499">
                <text:p>24.84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4.9907">
                <text:p>24.99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5.2817">
                <text:p>25.28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4.9349">
                <text:p>24.9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5.1977">
                <text:p>25.19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5.4078">
                <text:p>25.40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4.495">
                <text:p>24.4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4.771">
                <text:p>24.7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4.7886">
                <text:p>24.78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4.9642">
                <text:p>24.96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4.9387">
                <text:p>24.93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4.9977">
                <text:p>24.99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4.9224">
                <text:p>24.92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5.3336">
                <text:p>25.33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4.8451">
                <text:p>24.8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4.8103">
                <text:p>24.81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5.0245">
                <text:p>25.02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5.0197">
                <text:p>25.01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4.8791">
                <text:p>24.87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5.0134">
                <text:p>25.01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5.0766">
                <text:p>25.07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4.5471">
                <text:p>24.54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4.8992">
                <text:p>24.89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4.6526">
                <text:p>24.6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5.0085">
                <text:p>25.00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4.7441">
                <text:p>24.74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5.1272">
                <text:p>25.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